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1" svg:font-family="Courie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011cm" fo:margin-left="0cm" table:align="left"/>
    </style:style>
    <style:style style:name="Tableau1.A" style:family="table-column">
      <style:table-column-properties style:column-width="4.249cm"/>
    </style:style>
    <style:style style:name="Tableau1.B" style:family="table-column">
      <style:table-column-properties style:column-width="3.651cm"/>
    </style:style>
    <style:style style:name="Tableau1.C" style:family="table-column">
      <style:table-column-properties style:column-width="3.798cm"/>
    </style:style>
    <style:style style:name="Tableau1.D" style:family="table-column">
      <style:table-column-properties style:column-width="5.31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rsid="0005d4e1" officeooo:paragraph-rsid="0005d4e1"/>
    </style:style>
    <style:style style:name="P2" style:family="paragraph" style:parent-style-name="Standard">
      <style:text-properties style:font-name="Times New Roman" officeooo:rsid="0005d4e1" officeooo:paragraph-rsid="000b736f"/>
    </style:style>
    <style:style style:name="P3" style:family="paragraph" style:parent-style-name="Standard">
      <style:text-properties style:font-name="Times New Roman" officeooo:rsid="0006ebcd" officeooo:paragraph-rsid="0006ebcd"/>
    </style:style>
    <style:style style:name="P4" style:family="paragraph" style:parent-style-name="Standard">
      <style:text-properties style:font-name="Times New Roman" officeooo:rsid="0009b5ef" officeooo:paragraph-rsid="0009b5ef"/>
    </style:style>
    <style:style style:name="P5" style:family="paragraph" style:parent-style-name="Standard">
      <style:text-properties style:font-name="Times New Roman" fo:font-size="10pt" fo:font-style="italic" officeooo:rsid="0005d4e1" officeooo:paragraph-rsid="0005d4e1" style:font-size-asian="10pt" style:font-style-asian="italic" style:font-size-complex="10pt" style:font-style-complex="italic"/>
    </style:style>
    <style:style style:name="P6" style:family="paragraph" style:parent-style-name="Standard">
      <style:text-properties style:font-name="Times New Roman" officeooo:rsid="000a8ac3" officeooo:paragraph-rsid="000a8ac3"/>
    </style:style>
    <style:style style:name="P7" style:family="paragraph" style:parent-style-name="Standard">
      <style:text-properties style:font-name="Times New Roman" officeooo:rsid="000b736f" officeooo:paragraph-rsid="000b736f"/>
    </style:style>
    <style:style style:name="P8" style:family="paragraph" style:parent-style-name="Standard">
      <style:text-properties style:font-name="Times New Roman" officeooo:rsid="0031a319" officeooo:paragraph-rsid="0031a319"/>
    </style:style>
    <style:style style:name="P9" style:family="paragraph" style:parent-style-name="Standard">
      <style:text-properties officeooo:rsid="00075e6d" officeooo:paragraph-rsid="00075e6d"/>
    </style:style>
    <style:style style:name="P10" style:family="paragraph" style:parent-style-name="Standard">
      <style:text-properties officeooo:rsid="00087538" officeooo:paragraph-rsid="00087538"/>
    </style:style>
    <style:style style:name="P11" style:family="paragraph" style:parent-style-name="Standard">
      <style:text-properties officeooo:rsid="0006ebcd" officeooo:paragraph-rsid="0031a319"/>
    </style:style>
    <style:style style:name="P12" style:family="paragraph" style:parent-style-name="Standard">
      <style:text-properties officeooo:rsid="0031a319" officeooo:paragraph-rsid="0006ebcd"/>
    </style:style>
    <style:style style:name="P13" style:family="paragraph" style:parent-style-name="Standard">
      <style:text-properties officeooo:rsid="0031a319" officeooo:paragraph-rsid="0031a319"/>
    </style:style>
    <style:style style:name="P14" style:family="paragraph" style:parent-style-name="Text_20_body">
      <style:text-properties style:font-name="Times New Roman"/>
    </style:style>
    <style:style style:name="P15" style:family="paragraph" style:parent-style-name="Text_20_body">
      <style:text-properties style:font-name="Times New Roman" officeooo:rsid="0005d4e1" officeooo:paragraph-rsid="0005d4e1"/>
    </style:style>
    <style:style style:name="P16" style:family="paragraph" style:parent-style-name="Text_20_body">
      <style:text-properties officeooo:rsid="0006ebcd" officeooo:paragraph-rsid="0006ebcd"/>
    </style:style>
    <style:style style:name="P17" style:family="paragraph" style:parent-style-name="Text_20_body">
      <style:text-properties officeooo:rsid="000a8ac3" officeooo:paragraph-rsid="000a8ac3"/>
    </style:style>
    <style:style style:name="P18" style:family="paragraph" style:parent-style-name="Text_20_body">
      <style:text-properties officeooo:rsid="000b8e4c" officeooo:paragraph-rsid="000b8e4c"/>
    </style:style>
    <style:style style:name="P19" style:family="paragraph" style:parent-style-name="Text_20_body">
      <style:text-properties officeooo:rsid="000b8e4c" officeooo:paragraph-rsid="002167c0"/>
    </style:style>
    <style:style style:name="P20" style:family="paragraph" style:parent-style-name="Text_20_body">
      <style:text-properties officeooo:rsid="000bd69b" officeooo:paragraph-rsid="000bd69b"/>
    </style:style>
    <style:style style:name="P21" style:family="paragraph" style:parent-style-name="Text_20_body">
      <style:text-properties officeooo:rsid="000c97e5" officeooo:paragraph-rsid="000c97e5"/>
    </style:style>
    <style:style style:name="P22" style:family="paragraph" style:parent-style-name="Text_20_body">
      <style:text-properties officeooo:rsid="0014de37" officeooo:paragraph-rsid="00206c05"/>
    </style:style>
    <style:style style:name="P23" style:family="paragraph" style:parent-style-name="Text_20_body">
      <style:text-properties officeooo:rsid="0014de37" officeooo:paragraph-rsid="001cc3c9"/>
    </style:style>
    <style:style style:name="P24" style:family="paragraph" style:parent-style-name="Text_20_body">
      <style:text-properties officeooo:rsid="0014de37" officeooo:paragraph-rsid="0025c8d8"/>
    </style:style>
    <style:style style:name="P25" style:family="paragraph" style:parent-style-name="Text_20_body">
      <style:text-properties officeooo:rsid="0014de37" officeooo:paragraph-rsid="002a6cf3"/>
    </style:style>
    <style:style style:name="P26" style:family="paragraph" style:parent-style-name="Text_20_body">
      <style:text-properties officeooo:rsid="0014de37" officeooo:paragraph-rsid="002b6ad0"/>
    </style:style>
    <style:style style:name="P27" style:family="paragraph" style:parent-style-name="Text_20_body">
      <style:text-properties officeooo:rsid="0014de37" officeooo:paragraph-rsid="002d5e24"/>
    </style:style>
    <style:style style:name="P28" style:family="paragraph" style:parent-style-name="Text_20_body">
      <style:text-properties officeooo:rsid="0015e90c" officeooo:paragraph-rsid="0017d066"/>
    </style:style>
    <style:style style:name="P29" style:family="paragraph" style:parent-style-name="Text_20_body">
      <style:text-properties officeooo:rsid="001b0823" officeooo:paragraph-rsid="001b0823"/>
    </style:style>
    <style:style style:name="P30" style:family="paragraph" style:parent-style-name="Text_20_body">
      <style:text-properties officeooo:rsid="001b0823" officeooo:paragraph-rsid="001ef5f4"/>
    </style:style>
    <style:style style:name="P31" style:family="paragraph" style:parent-style-name="Text_20_body">
      <style:text-properties officeooo:paragraph-rsid="001b0823"/>
    </style:style>
    <style:style style:name="P32" style:family="paragraph" style:parent-style-name="Text_20_body">
      <style:text-properties officeooo:paragraph-rsid="001c8420"/>
    </style:style>
    <style:style style:name="P33" style:family="paragraph" style:parent-style-name="Text_20_body">
      <style:text-properties officeooo:rsid="000c77e9" officeooo:paragraph-rsid="001cc3c9"/>
    </style:style>
    <style:style style:name="P34" style:family="paragraph" style:parent-style-name="Text_20_body">
      <style:text-properties officeooo:rsid="000c77e9" officeooo:paragraph-rsid="00206c05"/>
    </style:style>
    <style:style style:name="P35" style:family="paragraph" style:parent-style-name="Text_20_body">
      <style:text-properties officeooo:rsid="000e3517" officeooo:paragraph-rsid="00206c05"/>
    </style:style>
    <style:style style:name="P36" style:family="paragraph" style:parent-style-name="Text_20_body">
      <style:text-properties officeooo:paragraph-rsid="00206c05"/>
    </style:style>
    <style:style style:name="P37" style:family="paragraph" style:parent-style-name="Text_20_body">
      <style:text-properties officeooo:rsid="002167c0" officeooo:paragraph-rsid="002167c0"/>
    </style:style>
    <style:style style:name="P38" style:family="paragraph" style:parent-style-name="Text_20_body">
      <style:text-properties officeooo:rsid="002167c0" officeooo:paragraph-rsid="0021df79"/>
    </style:style>
    <style:style style:name="P39" style:family="paragraph" style:parent-style-name="Text_20_body">
      <style:text-properties officeooo:paragraph-rsid="002b6ad0"/>
    </style:style>
    <style:style style:name="P40" style:family="paragraph" style:parent-style-name="Text_20_body">
      <style:paragraph-properties fo:text-align="center" style:justify-single-word="false"/>
      <style:text-properties officeooo:paragraph-rsid="0031a319"/>
    </style:style>
    <style:style style:name="P41" style:family="paragraph" style:parent-style-name="Text_20_body">
      <style:text-properties officeooo:rsid="0033a1f4" officeooo:paragraph-rsid="0033a1f4"/>
    </style:style>
    <style:style style:name="P42" style:family="paragraph" style:parent-style-name="Text_20_body">
      <style:text-properties officeooo:paragraph-rsid="00340ac7"/>
    </style:style>
    <style:style style:name="P43" style:family="paragraph" style:parent-style-name="Text_20_body">
      <style:text-properties officeooo:rsid="00353d31" officeooo:paragraph-rsid="00353d31"/>
    </style:style>
    <style:style style:name="P44" style:family="paragraph" style:parent-style-name="Text_20_body">
      <style:text-properties style:text-underline-style="solid" style:text-underline-type="double" style:text-underline-width="auto" style:text-underline-color="font-color" officeooo:rsid="00353d31" officeooo:paragraph-rsid="00353d31"/>
    </style:style>
    <style:style style:name="P45" style:family="paragraph" style:parent-style-name="code">
      <style:text-properties fo:color="#3b2322" style:font-name="Courier1" fo:font-size="13pt" style:font-size-asian="13pt"/>
    </style:style>
    <style:style style:name="P46" style:family="paragraph" style:parent-style-name="code">
      <style:text-properties officeooo:paragraph-rsid="00206c05"/>
    </style:style>
    <style:style style:name="P47" style:family="paragraph" style:parent-style-name="code">
      <style:text-properties officeooo:paragraph-rsid="002a6cf3"/>
    </style:style>
    <style:style style:name="P48" style:family="paragraph" style:parent-style-name="code">
      <style:text-properties fo:font-size="10pt" style:font-size-asian="10pt" style:font-size-complex="10pt"/>
    </style:style>
    <style:style style:name="P49" style:family="paragraph" style:parent-style-name="code">
      <style:text-properties officeooo:rsid="0014de37" officeooo:paragraph-rsid="002b6ad0"/>
    </style:style>
    <style:style style:name="P50" style:family="paragraph" style:parent-style-name="code">
      <style:text-properties officeooo:paragraph-rsid="00340ca9"/>
    </style:style>
    <style:style style:name="P51" style:family="paragraph" style:parent-style-name="Table_20_Contents">
      <style:paragraph-properties fo:text-align="center" style:justify-single-word="false"/>
      <style:text-properties officeooo:rsid="0031a319" officeooo:paragraph-rsid="0031a319"/>
    </style:style>
    <style:style style:name="P52" style:family="paragraph" style:parent-style-name="code">
      <style:paragraph-properties fo:margin-left="0cm" fo:margin-right="0.101cm" fo:text-indent="0cm" style:auto-text-indent="false"/>
      <style:text-properties style:font-name="Courier" fo:font-size="9pt" style:font-size-asian="9pt" style:font-size-complex="9pt"/>
    </style:style>
    <style:style style:name="P53"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401cm"/>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699cm"/>
          <style:tab-stop style:position="17cm" style:type="right" style:leader-style="dotted" style:leader-text="."/>
        </style:tab-stops>
      </style:paragraph-properties>
    </style:style>
    <style:style style:name="P56" style:family="paragraph" style:parent-style-name="code" style:master-page-name="">
      <style:paragraph-properties fo:margin-left="0cm" fo:margin-right="0.101cm" fo:text-indent="0cm" style:auto-text-indent="false" style:page-number="auto"/>
      <style:text-properties fo:color="#3b2322" style:font-name="Courier" fo:font-size="9pt" style:font-size-asian="9pt" style:font-size-complex="9pt"/>
    </style:style>
    <style:style style:name="P57" style:family="paragraph" style:parent-style-name="code">
      <style:paragraph-properties fo:margin-left="0cm" fo:margin-right="0.101cm" fo:text-indent="0cm" style:auto-text-indent="false"/>
      <style:text-properties fo:color="#3b2322" style:font-name="Courier" fo:font-size="9pt" style:font-size-asian="9pt" style:font-size-complex="9pt"/>
    </style:style>
    <style:style style:name="P58" style:family="paragraph" style:parent-style-name="code">
      <style:text-properties fo:color="#3b2322" style:font-name="Courier1"/>
    </style:style>
    <style:style style:name="P59" style:family="paragraph" style:parent-style-name="code">
      <style:text-properties fo:color="#3b2322" style:font-name="Courier1" fo:font-size="10pt" style:font-size-asian="10pt" style:font-size-complex="10pt"/>
    </style:style>
    <style:style style:name="P60" style:family="paragraph" style:parent-style-name="code">
      <style:text-properties fo:color="#3b2322" style:font-name="Courier1" officeooo:paragraph-rsid="00340ca9"/>
    </style:style>
    <style:style style:name="P61" style:family="paragraph" style:parent-style-name="Heading_20_2">
      <style:text-properties officeooo:rsid="0006ebcd" officeooo:paragraph-rsid="0006ebcd"/>
    </style:style>
    <style:style style:name="P62" style:family="paragraph" style:parent-style-name="Heading_20_2">
      <style:text-properties officeooo:paragraph-rsid="000b736f"/>
    </style:style>
    <style:style style:name="P63" style:family="paragraph" style:parent-style-name="Heading_20_2">
      <style:text-properties officeooo:paragraph-rsid="00206c05"/>
    </style:style>
    <style:style style:name="P64" style:family="paragraph" style:parent-style-name="Heading_20_2">
      <style:text-properties officeooo:rsid="00206c05" officeooo:paragraph-rsid="00206c05"/>
    </style:style>
    <style:style style:name="P65" style:family="paragraph" style:parent-style-name="Heading_20_2">
      <style:text-properties officeooo:paragraph-rsid="00340ac7"/>
    </style:style>
    <style:style style:name="P66" style:family="paragraph" style:parent-style-name="Heading_20_1">
      <style:text-properties officeooo:paragraph-rsid="0031a319"/>
    </style:style>
    <style:style style:name="P67" style:family="paragraph" style:parent-style-name="Heading_20_1">
      <style:text-properties officeooo:rsid="0009b5ef" officeooo:paragraph-rsid="0009b5ef"/>
    </style:style>
    <style:style style:name="P68" style:family="paragraph" style:parent-style-name="Heading_20_1">
      <style:text-properties officeooo:rsid="002167c0" officeooo:paragraph-rsid="002167c0"/>
    </style:style>
    <style:style style:name="P69" style:family="paragraph" style:parent-style-name="Heading_20_1">
      <style:text-properties officeooo:rsid="0038c9d8" officeooo:paragraph-rsid="0038c9d8"/>
    </style:style>
    <style:style style:name="P70" style:family="paragraph" style:parent-style-name="Text_20_body" style:list-style-name="L8">
      <style:text-properties officeooo:rsid="0033a1f4" officeooo:paragraph-rsid="0033a1f4"/>
    </style:style>
    <style:style style:name="P71" style:family="paragraph" style:parent-style-name="Text_20_body" style:list-style-name="L8">
      <style:text-properties officeooo:rsid="00340ca9" officeooo:paragraph-rsid="00340ca9"/>
    </style:style>
    <style:style style:name="P72" style:family="paragraph" style:parent-style-name="Text_20_body">
      <style:text-properties fo:color="#3b2322" style:font-name="Courier1"/>
    </style:style>
    <style:style style:name="P73" style:family="paragraph" style:parent-style-name="Text_20_body">
      <style:text-properties officeooo:rsid="0014de37" officeooo:paragraph-rsid="002d5e24"/>
    </style:style>
    <style:style style:name="P74" style:family="paragraph" style:parent-style-name="Text_20_body">
      <style:text-properties officeooo:rsid="0038c9d8" officeooo:paragraph-rsid="0038c9d8"/>
    </style:style>
    <style:style style:name="P75" style:family="paragraph" style:parent-style-name="Text_20_body">
      <style:text-properties officeooo:rsid="003a2bd5" officeooo:paragraph-rsid="003a2bd5"/>
    </style:style>
    <style:style style:name="P76" style:family="paragraph" style:parent-style-name="Standard" style:list-style-name="L1">
      <style:text-properties style:font-name="Times New Roman" officeooo:rsid="0005d4e1" officeooo:paragraph-rsid="0005d4e1"/>
    </style:style>
    <style:style style:name="P77" style:family="paragraph" style:parent-style-name="Standard" style:list-style-name="L5">
      <style:text-properties style:font-name="Times New Roman" officeooo:rsid="0005d4e1" officeooo:paragraph-rsid="000b736f"/>
    </style:style>
    <style:style style:name="P78" style:family="paragraph" style:parent-style-name="Standard" style:list-style-name="L6">
      <style:text-properties style:font-name="Times New Roman" officeooo:rsid="0005d4e1" officeooo:paragraph-rsid="0005d4e1"/>
    </style:style>
    <style:style style:name="P79" style:family="paragraph" style:parent-style-name="Standard" style:list-style-name="L7">
      <style:text-properties style:font-name="Times New Roman" officeooo:rsid="0005d4e1" officeooo:paragraph-rsid="0005d4e1"/>
    </style:style>
    <style:style style:name="P80" style:family="paragraph" style:parent-style-name="Standard">
      <style:text-properties style:font-name="Times New Roman" officeooo:rsid="0005d4e1" officeooo:paragraph-rsid="0005d4e1"/>
    </style:style>
    <style:style style:name="P81" style:family="paragraph" style:parent-style-name="Standard" style:list-style-name="L2">
      <style:text-properties style:font-name="Times New Roman" officeooo:rsid="0006ebcd" officeooo:paragraph-rsid="0006ebcd"/>
    </style:style>
    <style:style style:name="P82" style:family="paragraph" style:parent-style-name="Standard" style:list-style-name="L3">
      <style:text-properties style:font-name="Times New Roman" fo:font-style="italic" fo:font-weight="bold" officeooo:rsid="0006ebcd" officeooo:paragraph-rsid="0006ebcd" style:font-style-asian="italic" style:font-weight-asian="bold" style:font-style-complex="italic" style:font-weight-complex="bold"/>
    </style:style>
    <style:style style:name="P83" style:family="paragraph" style:parent-style-name="Standard">
      <style:text-properties style:font-name="Times New Roman" officeooo:rsid="000a8ac3" officeooo:paragraph-rsid="000a8ac3"/>
    </style:style>
    <style:style style:name="P84" style:family="paragraph" style:parent-style-name="Standard">
      <style:text-properties style:font-name="Times New Roman" officeooo:rsid="003ba689" officeooo:paragraph-rsid="003ba689"/>
    </style:style>
    <style:style style:name="P85" style:family="paragraph" style:parent-style-name="Standard" style:list-style-name="L4">
      <style:text-properties officeooo:rsid="00075e6d" officeooo:paragraph-rsid="00075e6d"/>
    </style:style>
    <style:style style:name="T1" style:family="text">
      <style:text-properties officeooo:rsid="0005d4e1"/>
    </style:style>
    <style:style style:name="T2" style:family="text">
      <style:text-properties officeooo:rsid="0006ebc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9b5ef" style:font-style-asian="italic" style:font-weight-asian="bold" style:font-style-complex="italic" style:font-weight-complex="bold"/>
    </style:style>
    <style:style style:name="T6" style:family="text">
      <style:text-properties fo:font-style="italic" fo:font-weight="bold" officeooo:rsid="000b736f"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0c77e9" style:font-style-asian="italic" style:font-style-complex="italic"/>
    </style:style>
    <style:style style:name="T9" style:family="text">
      <style:text-properties style:font-name="Courier"/>
    </style:style>
    <style:style style:name="T10" style:family="text">
      <style:text-properties style:font-name="Courier" fo:font-size="10pt" style:font-size-asian="10pt" style:font-size-complex="10pt"/>
    </style:style>
    <style:style style:name="T11" style:family="text">
      <style:text-properties style:font-name="Courier" fo:font-weight="bold" style:font-weight-asian="bold" style:font-weight-complex="bold"/>
    </style:style>
    <style:style style:name="T12" style:family="text">
      <style:text-properties style:font-name="Courier" fo:font-weight="bold" officeooo:rsid="0014de37" style:font-weight-asian="bold" style:font-weight-complex="bold"/>
    </style:style>
    <style:style style:name="T13" style:family="text">
      <style:text-properties officeooo:rsid="00087538"/>
    </style:style>
    <style:style style:name="T14" style:family="text">
      <style:text-properties officeooo:rsid="0009b5ef"/>
    </style:style>
    <style:style style:name="T15" style:family="text">
      <style:text-properties officeooo:rsid="000a8ac3"/>
    </style:style>
    <style:style style:name="T16" style:family="text">
      <style:text-properties officeooo:rsid="000b736f"/>
    </style:style>
    <style:style style:name="T17" style:family="text">
      <style:text-properties fo:color="#3b2322"/>
    </style:style>
    <style:style style:name="T18" style:family="text">
      <style:text-properties fo:color="#3b2322" style:font-name="Courier1"/>
    </style:style>
    <style:style style:name="T19" style:family="text">
      <style:text-properties fo:color="#3b2322" style:font-name="Courier1" fo:font-size="13pt" style:font-size-asian="13pt"/>
    </style:style>
    <style:style style:name="T20" style:family="text">
      <style:text-properties fo:color="#3b2322" style:font-name="Courier1" fo:font-size="13pt" officeooo:rsid="000c97e5" style:font-size-asian="13pt"/>
    </style:style>
    <style:style style:name="T21" style:family="text">
      <style:text-properties fo:color="#3b2322" style:font-name="Courier1" officeooo:rsid="0025c8d8"/>
    </style:style>
    <style:style style:name="T22" style:family="text">
      <style:text-properties fo:color="#3b2322" style:font-name="Courier1" officeooo:rsid="002a6cf3"/>
    </style:style>
    <style:style style:name="T23" style:family="text">
      <style:text-properties fo:color="#3b2322" style:font-name="Courier1" fo:font-size="10pt" style:font-size-asian="10pt" style:font-size-complex="10pt"/>
    </style:style>
    <style:style style:name="T24" style:family="text">
      <style:text-properties fo:color="#3b2322" style:font-name="Courier1" fo:font-size="10pt" officeooo:rsid="002b6ad0" style:font-size-asian="10pt" style:font-size-complex="10pt"/>
    </style:style>
    <style:style style:name="T25" style:family="text">
      <style:text-properties fo:color="#3b2322" style:font-name="Courier1" officeooo:rsid="002b6ad0"/>
    </style:style>
    <style:style style:name="T26" style:family="text">
      <style:text-properties fo:color="#3b2322" style:font-name="Courier1" officeooo:rsid="00340ca9"/>
    </style:style>
    <style:style style:name="T27" style:family="text">
      <style:text-properties officeooo:rsid="00100245"/>
    </style:style>
    <style:style style:name="T28" style:family="text">
      <style:text-properties officeooo:rsid="0014de37"/>
    </style:style>
    <style:style style:name="T29" style:family="text">
      <style:text-properties style:font-name="Times New Roman"/>
    </style:style>
    <style:style style:name="T30" style:family="text">
      <style:text-properties style:font-name="Times New Roman" officeooo:rsid="0014de37"/>
    </style:style>
    <style:style style:name="T31" style:family="text">
      <style:text-properties style:font-name="Times New Roman" officeooo:rsid="0015e90c"/>
    </style:style>
    <style:style style:name="T32" style:family="text">
      <style:text-properties style:font-name="Times New Roman" officeooo:rsid="0025c8d8"/>
    </style:style>
    <style:style style:name="T33" style:family="text">
      <style:text-properties style:font-name="Times New Roman" officeooo:rsid="0028f38d"/>
    </style:style>
    <style:style style:name="T34" style:family="text">
      <style:text-properties style:font-name="Times New Roman" officeooo:rsid="002a6cf3"/>
    </style:style>
    <style:style style:name="T35" style:family="text">
      <style:text-properties style:font-name="Times New Roman" officeooo:rsid="002b6ad0"/>
    </style:style>
    <style:style style:name="T36" style:family="text">
      <style:text-properties style:font-name="Times New Roman" officeooo:rsid="002d5e24"/>
    </style:style>
    <style:style style:name="T37" style:family="text">
      <style:text-properties style:font-name="Times New Roman" fo:font-style="italic" fo:font-weight="bold" style:font-style-asian="italic" style:font-weight-asian="bold" style:font-style-complex="italic" style:font-weight-complex="bold"/>
    </style:style>
    <style:style style:name="T38" style:family="text">
      <style:text-properties style:font-name="Times New Roman" fo:font-style="italic" fo:font-weight="bold" officeooo:rsid="0014de37" style:font-style-asian="italic" style:font-weight-asian="bold" style:font-style-complex="italic" style:font-weight-complex="bold"/>
    </style:style>
    <style:style style:name="T39" style:family="text">
      <style:text-properties style:font-name="Times New Roman" officeooo:rsid="002fb0a8"/>
    </style:style>
    <style:style style:name="T40" style:family="text">
      <style:text-properties style:font-name="Times New Roman" officeooo:rsid="00340ac7"/>
    </style:style>
    <style:style style:name="T41" style:family="text">
      <style:text-properties style:font-name="Times New Roman" officeooo:rsid="002f18ad"/>
    </style:style>
    <style:style style:name="T42" style:family="text">
      <style:text-properties officeooo:rsid="00196a7e"/>
    </style:style>
    <style:style style:name="T43" style:family="text">
      <style:text-properties officeooo:rsid="001b0823"/>
    </style:style>
    <style:style style:name="T44" style:family="text">
      <style:text-properties fo:font-style="normal" style:font-style-asian="normal" style:font-style-complex="normal"/>
    </style:style>
    <style:style style:name="T45" style:family="text">
      <style:text-properties fo:font-style="normal" officeooo:rsid="001b0823" style:font-style-asian="normal" style:font-style-complex="normal"/>
    </style:style>
    <style:style style:name="T46" style:family="text">
      <style:text-properties officeooo:rsid="000c77e9"/>
    </style:style>
    <style:style style:name="T47" style:family="text">
      <style:text-properties officeooo:rsid="001deda0"/>
    </style:style>
    <style:style style:name="T48" style:family="text">
      <style:text-properties officeooo:rsid="001ef5f4"/>
    </style:style>
    <style:style style:name="T49" style:family="text">
      <style:text-properties officeooo:rsid="0038c9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bboleth</text:p>
      <text:p text:style-name="P1"/>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12195_1296818853" text:style-name="Index_20_Link" text:visited-style-name="Index_20_Link">1<text:tab/>Relying party<text:tab/>1</text:a></text:p>
          <text:p text:style-name="P53"><text:a xlink:type="simple" xlink:href="#__RefHeading__110_422650778" text:style-name="Index_20_Link" text:visited-style-name="Index_20_Link">2<text:tab/>Metadata<text:tab/>2</text:a></text:p>
          <text:p text:style-name="P54"><text:a xlink:type="simple" xlink:href="#__RefHeading__112_422650778" text:style-name="Index_20_Link" text:visited-style-name="Index_20_Link">2.1<text:tab/>Entités et groupes<text:tab/>2</text:a></text:p>
          <text:p text:style-name="P54"><text:a xlink:type="simple" xlink:href="#__RefHeading__114_422650778" text:style-name="Index_20_Link" text:visited-style-name="Index_20_Link">2.2<text:tab/>Rôles<text:tab/>2</text:a></text:p>
          <text:p text:style-name="P54"><text:a xlink:type="simple" xlink:href="#__RefHeading__116_422650778" text:style-name="Index_20_Link" text:visited-style-name="Index_20_Link">2.3<text:tab/>Contact et organisation<text:tab/>3</text:a></text:p>
          <text:p text:style-name="P53"><text:a xlink:type="simple" xlink:href="#__RefHeading__118_422650778" text:style-name="Index_20_Link" text:visited-style-name="Index_20_Link">3<text:tab/>Flux<text:tab/>3</text:a></text:p>
          <text:p text:style-name="P53"><text:a xlink:type="simple" xlink:href="#__RefHeading__120_422650778" text:style-name="Index_20_Link" text:visited-style-name="Index_20_Link">4<text:tab/>Attributes<text:tab/>3</text:a></text:p>
          <text:p text:style-name="P54"><text:a xlink:type="simple" xlink:href="#__RefHeading__122_422650778" text:style-name="Index_20_Link" text:visited-style-name="Index_20_Link">4.1<text:tab/>NameID<text:tab/>3</text:a></text:p>
          <text:p text:style-name="P53"><text:a xlink:type="simple" xlink:href="#__RefHeading__124_422650778" text:style-name="Index_20_Link" text:visited-style-name="Index_20_Link">5<text:tab/>Authentication<text:tab/>4</text:a></text:p>
          <text:p text:style-name="P53"><text:a xlink:type="simple" xlink:href="#__RefHeading__126_422650778" text:style-name="Index_20_Link" text:visited-style-name="Index_20_Link">6<text:tab/>Session<text:tab/>4</text:a></text:p>
          <text:p text:style-name="P53"><text:a xlink:type="simple" xlink:href="#__RefHeading__129_422650778" text:style-name="Index_20_Link" text:visited-style-name="Index_20_Link">7<text:tab/>Identity Provider<text:tab/>4</text:a></text:p>
          <text:p text:style-name="P54"><text:a xlink:type="simple" xlink:href="#__RefHeading__131_422650778" text:style-name="Index_20_Link" text:visited-style-name="Index_20_Link">7.1<text:tab/>Installer Jetty<text:tab/>4</text:a></text:p>
          <text:p text:style-name="P55"><text:a xlink:type="simple" xlink:href="#__RefHeading__5294_1296818853" text:style-name="Index_20_Link" text:visited-style-name="Index_20_Link">7.1.1<text:tab/>Configurer Jetty pour le IdP<text:tab/>4</text:a></text:p>
          <text:p text:style-name="P54"><text:a xlink:type="simple" xlink:href="#__RefHeading__5296_1296818853" text:style-name="Index_20_Link" text:visited-style-name="Index_20_Link">7.2<text:tab/>Installer le IdP<text:tab/>1</text:a></text:p>
          <text:p text:style-name="P54"><text:a xlink:type="simple" xlink:href="#__RefHeading__5298_1296818853" text:style-name="Index_20_Link" text:visited-style-name="Index_20_Link">7.3<text:tab/>Lancer le IdP<text:tab/>1</text:a></text:p>
          <text:p text:style-name="P54"><text:a xlink:type="simple" xlink:href="#__RefHeading__405_1296818853" text:style-name="Index_20_Link" text:visited-style-name="Index_20_Link">7.4<text:tab/>Accéder à l'IdP<text:tab/>1</text:a></text:p>
          <text:p text:style-name="P54"><text:a xlink:type="simple" xlink:href="#__RefHeading__407_1296818853" text:style-name="Index_20_Link" text:visited-style-name="Index_20_Link">7.5<text:tab/>Configurer l'authentification<text:tab/>2</text:a></text:p>
          <text:p text:style-name="P53"><text:a xlink:type="simple" xlink:href="#__RefHeading__12185_1296818853" text:style-name="Index_20_Link" text:visited-style-name="Index_20_Link">8<text:tab/>Service Provider<text:tab/>2</text:a></text:p>
          <text:p text:style-name="P54"><text:a xlink:type="simple" xlink:href="#__RefHeading__12187_1296818853" text:style-name="Index_20_Link" text:visited-style-name="Index_20_Link">8.1<text:tab/>Installation<text:tab/>2</text:a></text:p>
          <text:p text:style-name="P54"><text:a xlink:type="simple" xlink:href="#__RefHeading__12189_1296818853" text:style-name="Index_20_Link" text:visited-style-name="Index_20_Link">8.2<text:tab/>Configuration<text:tab/>2</text:a></text:p>
          <text:p text:style-name="P55"><text:a xlink:type="simple" xlink:href="#__RefHeading__12208_1296818853" text:style-name="Index_20_Link" text:visited-style-name="Index_20_Link">8.2.1<text:tab/>Configuration de l'IdP<text:tab/>3</text:a></text:p>
          <text:p text:style-name="P54"><text:a xlink:type="simple" xlink:href="#__RefHeading__12191_1296818853" text:style-name="Index_20_Link" text:visited-style-name="Index_20_Link">8.3<text:tab/>Exécution<text:tab/>3</text:a></text:p>
        </text:index-body>
      </text:table-of-content>
      <text:p text:style-name="P1"/>
      <text:p text:style-name="P1"/>
      <text:p text:style-name="P84">La documentation Shibboleth est quelque peu complexe ; le mieux est de se référer à la documentation :</text:p>
      <text:p text:style-name="P84"><text:tab/><text:a xlink:type="simple" xlink:href="https://services.renater.fr/federation/docs/installation">https://services.renater.fr/federation/docs/installation</text:a></text:p>
      <text:p text:style-name="P84"/>
      <text:p text:style-name="P84"/>
      <text:p text:style-name="P1">Shibboleth permet de protéger les ressources mises à disposition par des Service Provider (<text:span text:style-name="T4">SP</text:span>)</text:p>
      <text:p text:style-name="P1">grâce <text:span text:style-name="T13">grâce à une gestion distribuée des identités des utilisateurs par </text:span>des Identity Providers (<text:span text:style-name="T4">IdP</text:span>).</text:p>
      <text:p text:style-name="P1"/>
      <text:p text:style-name="P10"><text:span text:style-name="T29">Ces entités communiquent en échangeant des m</text:span><text:span text:style-name="T41">e</text:span><text:span text:style-name="T29">tadata. </text:span><text:span text:style-name="T39">Les différentes entités présente dans un déploiement Shibboleth sont des</text:span><text:span text:style-name="Source_20_Text"><text:span text:style-name="T30"> </text:span></text:span><text:span text:style-name="Source_20_Text"><text:span text:style-name="T39">appelés « </text:span></text:span><text:span text:style-name="Source_20_Text"><text:span text:style-name="T30">tiers de confiance » (</text:span></text:span><text:span text:style-name="Source_20_Text"><text:span text:style-name="T38">relying party</text:span></text:span><text:span text:style-name="Source_20_Text"><text:span text:style-name="T30">).</text:span></text:span></text:p>
      <text:p text:style-name="P11"/>
      <text:h text:style-name="P66" text:outline-level="1"><text:bookmark-start text:name="__RefHeading__12195_1296818853"/>Relying party<text:bookmark-end text:name="__RefHeading__12195_1296818853"/></text:h>
      <text:p text:style-name="P13">Le IdP reconnaît trois classes de tiers :</text:p>
      <text:p text:style-name="P13"/>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51">Class</text:p>
          </table:table-cell>
          <table:table-cell table:style-name="Tableau1.A1" office:value-type="string">
            <text:p text:style-name="P51">Metadata</text:p>
          </table:table-cell>
          <table:table-cell table:style-name="Tableau1.A1" office:value-type="string">
            <text:p text:style-name="P51">Configuration spécifique</text:p>
          </table:table-cell>
          <table:table-cell table:style-name="Tableau1.D1" office:value-type="string">
            <text:p text:style-name="P51">Eléments de configuration</text:p>
          </table:table-cell>
        </table:table-row>
        <table:table-row>
          <table:table-cell table:style-name="Tableau1.A2" office:value-type="string">
            <text:p text:style-name="P51">anonymous</text:p>
          </table:table-cell>
          <table:table-cell table:style-name="Tableau1.A2" office:value-type="string">
            <text:p text:style-name="P51">NO</text:p>
          </table:table-cell>
          <table:table-cell table:style-name="Tableau1.A2" office:value-type="string">
            <text:p text:style-name="P51">NO</text:p>
          </table:table-cell>
          <table:table-cell table:style-name="Tableau1.D2" office:value-type="string">
            <text:p text:style-name="P40"><text:span text:style-name="Source_20_Text"><text:span text:style-name="T29">&lt;AnonymousRelyingParty&gt;</text:span></text:span><text:span text:style-name="T29"> </text:span></text:p>
          </table:table-cell>
        </table:table-row>
        <table:table-row>
          <table:table-cell table:style-name="Tableau1.A2" office:value-type="string">
            <text:p text:style-name="P51">default</text:p>
          </table:table-cell>
          <table:table-cell table:style-name="Tableau1.A2" office:value-type="string">
            <text:p text:style-name="P51">YES</text:p>
          </table:table-cell>
          <table:table-cell table:style-name="Tableau1.A2" office:value-type="string">
            <text:p text:style-name="P51">NO</text:p>
          </table:table-cell>
          <table:table-cell table:style-name="Tableau1.D2" office:value-type="string">
            <text:p text:style-name="P51">&lt;DefaultRelyingParty&gt;</text:p>
          </table:table-cell>
        </table:table-row>
        <table:table-row>
          <table:table-cell table:style-name="Tableau1.A2" office:value-type="string">
            <text:p text:style-name="P51">specified</text:p>
          </table:table-cell>
          <table:table-cell table:style-name="Tableau1.A2" office:value-type="string">
            <text:p text:style-name="P51">YES</text:p>
          </table:table-cell>
          <table:table-cell table:style-name="Tableau1.A2" office:value-type="string">
            <text:p text:style-name="P51">YES</text:p>
          </table:table-cell>
          <table:table-cell table:style-name="Tableau1.D2" office:value-type="string">
            <text:p text:style-name="P51">&lt;RelyingParty&gt;</text:p>
          </table:table-cell>
        </table:table-row>
      </table:table>
      <text:p text:style-name="P8"/>
      <text:p text:style-name="P8"><text:span text:style-name="Source_20_Text"><text:span text:style-name="T29">Les tiers sont décrits dans des entités </text:span></text:span><text:span text:style-name="Source_20_Text"><text:span text:style-name="T9">&lt;EntityDescriptor&gt;</text:span></text:span><text:span text:style-name="Source_20_Text"><text:span text:style-name="T29"> ou </text:span></text:span><text:span text:style-name="Source_20_Text"><text:span text:style-name="T9">&lt;EntitiesDescriptor&gt;</text:span></text:span><text:span text:style-name="Source_20_Text"><text:span text:style-name="T29">.</text:span></text:span></text:p>
      <text:p text:style-name="P8"><text:span text:style-name="Source_20_Text"><text:span text:style-name="T29"/></text:span></text:p>
      <text:h text:style-name="Heading_20_1" text:outline-level="1"><text:bookmark-start text:name="__RefHeading__110_422650778"/>Metadata<text:bookmark-end text:name="__RefHeading__110_422650778"/></text:h>
      <text:p text:style-name="P15">Les metadata sont utilisées pour configurer les différents providers, ainsi que dans les communications.</text:p>
      <text:p text:style-name="P1">Elles sont décrites en XML et sont encapsulées dans un des deux éléments suivants :</text:p>
      <text:list xml:id="list1320008902774497264" text:style-name="L1">
        <text:list-item>
          <text:p text:style-name="P76">&lt;md:EntityDescriptor&gt; (describes a single deployment)</text:p>
        </text:list-item>
        <text:list-item>
          <text:p text:style-name="P76">&lt;md:EntitiesDescriptor&gt; (describes a group of deployments)</text:p>
        </text:list-item>
      </text:list>
      <text:p text:style-name="P1"/>
      <text:h text:style-name="Heading_20_2" text:outline-level="2"><text:bookmark-start text:name="__RefHeading__112_422650778"/>Entités <text:span text:style-name="T2">et groupes</text:span><text:bookmark-end text:name="__RefHeading__112_422650778"/></text:h>
      <text:p text:style-name="P16">Une entité est définie comme un service tournant du software SAML compliant (ex : IdP, SP). </text:p>
      <text:p text:style-name="P16">Chaque entité a un nom et un <text:span text:style-name="T3">entityID</text:span> uniques.</text:p>
      <text:p text:style-name="code">&lt;md:EntityDescriptor xmlns:md="urn:oasis:names:tc:SAML:2.0:metadata" entityID="https://webauth.example.org/idp/shibboleth"&gt;</text:p>
      <text:p text:style-name="code">... example content not shown ...</text:p>
      <text:p text:style-name="code">&lt;/md:EntityDescriptor&gt;</text:p>
      <text:p text:style-name="P14"/>
      <text:h text:style-name="P61" text:outline-level="2"><text:bookmark-start text:name="__RefHeading__114_422650778"/>Rôles<text:bookmark-end text:name="__RefHeading__114_422650778"/></text:h>
      <text:p text:style-name="P3">Une entité a un ou plusieurs « <text:span text:style-name="T4">role </text:span>» décrit par un descripteur de rôle :</text:p>
      <text:list xml:id="list4870447491804015913" text:style-name="L2">
        <text:list-item>
          <text:p text:style-name="P81">pour le IdP :</text:p>
          <text:list>
            <text:list-item>
              <text:p text:style-name="P81">&lt;md :IDPSSODescriptor&gt;</text:p>
            </text:list-item>
            <text:list-item>
              <text:p text:style-name="P81">&lt;md :AttributeAuthorityDescriptor&gt;</text:p>
            </text:list-item>
          </text:list>
        </text:list-item>
        <text:list-item>
          <text:p text:style-name="P81">pour le SP :</text:p>
          <text:list>
            <text:list-item>
              <text:p text:style-name="P81">&lt;md :SPSSODescriptor&gt;</text:p>
            </text:list-item>
          </text:list>
        </text:list-item>
      </text:list>
      <text:p text:style-name="P3"/>
      <text:p text:style-name="P3">Chaque descripteur de rôle doit posséder l'attribut :</text:p>
      <text:list xml:id="list4377635868230817928" text:style-name="L3">
        <text:list-item>
          <text:p text:style-name="P82">protocolSupportEnumeration</text:p>
        </text:list-item>
      </text:list>
      <text:p text:style-name="P3"/>
      <text:p text:style-name="P3">Avec Shibboleth 2, cet attribut doit avoir la valeur « <text:span text:style-name="T10">urn:oasis:names:tc:SAML:2.0:protocol</text:span> ».</text:p>
      <text:p text:style-name="P3"/>
      <text:p text:style-name="P3">Exemple pour un IdP :</text:p>
      <text:p text:style-name="code">&lt;md:EntityDescriptor xmlns:md="urn:oasis:names:tc:SAML:2.0:metadata" entityID="https://webauth.example.org/idp/shibboleth"&gt;</text:p>
      <text:p text:style-name="code"><text:s/></text:p>
      <text:p text:style-name="code"><text:s text:c="2"/>&lt;md:IDPSSODescriptor protocolSupportEnumeration="urn:oasis:names:tc:SAML:2.0:protoc<text:span text:style-name="T2">o</text:span>l urn:oasis:names:tc:SAML:1.1:protocol urn:mace:shibboleth:1.0"&gt;</text:p>
      <text:p text:style-name="code"><text:s text:c="2"/>... role content not shown ...</text:p>
      <text:p text:style-name="code"><text:soft-page-break/><text:s text:c="2"/>&lt;/md:IDPSSODescriptor&gt;</text:p>
      <text:p text:style-name="code"><text:s/></text:p>
      <text:p text:style-name="code">&lt;/md:EntityDescriptor&gt;</text:p>
      <text:p text:style-name="P3"/>
      <text:h text:style-name="Heading_20_2" text:outline-level="2"><text:bookmark-start text:name="__RefHeading__116_422650778"/>Contact et organisation<text:bookmark-end text:name="__RefHeading__116_422650778"/></text:h>
      <text:p text:style-name="P9">Les metadata d'une entité peuvent contenir les élements de contacts et organisations :</text:p>
      <text:list xml:id="list6527923871036229235" text:style-name="L4">
        <text:list-item>
          <text:p text:style-name="P85">&lt;md:ContactPerson&gt;</text:p>
        </text:list-item>
        <text:list-item>
          <text:p text:style-name="P85">&lt;md:Organization&gt;</text:p>
        </text:list-item>
      </text:list>
      <text:p text:style-name="P12"/>
      <text:h text:style-name="P67" text:outline-level="1"><text:bookmark-start text:name="__RefHeading__118_422650778"/>Flux<text:bookmark-end text:name="__RefHeading__118_422650778"/></text:h>
      <text:p text:style-name="P4">Un SP vérifie l'accès à ses ressources en communiquant avec un IdP.</text:p>
      <text:p text:style-name="P4"/>
      <text:p text:style-name="P1">Avec Shibboleth 2, le SP <text:span text:style-name="T13">sélectionne</text:span> un "SessionInitiator" qui a la responsabilité de déterminer</text:p>
      <text:p text:style-name="P1">le IdP permettant de vérifier l'utilisateur à travers un service de découverte (SD).</text:p>
      <text:p text:style-name="P1"/>
      <text:p text:style-name="P5">Avec Shibboleth 1, le mécanisme de découverte s'appelait "WAYF". Il a été remplacé par le "SessionInitiator".</text:p>
      <text:p text:style-name="P1"/>
      <text:p text:style-name="P1"/>
      <text:p text:style-name="P1">Une fois la connexion établie, le SP envoie au IdP, une requête d'authentification. Le IdP retourne les informations concernant l'utilisateur, typiquement dans une "assertion SAML". Cette assertion est signée et encodée par le IdP. Elle est re<text:span text:style-name="T14">n</text:span>voyée à un "Assertion Consumer Service" <text:span text:style-name="T4">en</text:span><text:span text:style-name="T5">d</text:span><text:span text:style-name="T4">point</text:span> du SP.</text:p>
      <text:p text:style-name="P1"/>
      <text:h text:style-name="Heading_20_1" text:outline-level="1"><text:bookmark-start text:name="__RefHeading__120_422650778"/>Attributes<text:bookmark-end text:name="__RefHeading__120_422650778"/></text:h>
      <text:p text:style-name="P2">Un <text:span text:style-name="T6">attribut</text:span> <text:span text:style-name="T16">a des propriétés :</text:span></text:p>
      <text:list xml:id="list5582295737917184010" text:style-name="L5">
        <text:list-item>
          <text:p text:style-name="P77">"scope" : le IdP par lequel il a été généré (et pour lequel il a un sens)</text:p>
        </text:list-item>
        <text:list-item>
          <text:p text:style-name="P77">"reversibility" qui permet au IdP de retrouver l'utilisateur à partir de son NameID</text:p>
        </text:list-item>
        <text:list-item>
          <text:p text:style-name="P77">longivity : transient (brief period of time); persistant (may be revoked); permanent.</text:p>
        </text:list-item>
        <text:list-item>
          <text:p text:style-name="P77">transparency: opaque (impossible d’identifier l’utilisateur; ex: UUID); transparent (facile pour quiconque de retrouver l’utilisateur; ex: email adresse).</text:p>
        </text:list-item>
        <text:list-item>
          <text:p text:style-name="P77">targeted: est ce que ce NameID n’est utilisable que pour quelque chose de particulier</text:p>
        </text:list-item>
        <text:list-item>
          <text:p text:style-name="P77">revocable</text:p>
        </text:list-item>
        <text:list-item>
          <text:p text:style-name="P77">reassignable: est ce que ce NameID peut être reutilisé après révocation.</text:p>
        </text:list-item>
      </text:list>
      <text:p text:style-name="P2"/>
      <text:p text:style-name="P7">En règle générale, les -1- et -2- ne sont jamais utilisés.</text:p>
      <text:p text:style-name="P2"/>
      <text:h text:style-name="P62" text:outline-level="2"><text:bookmark-start text:name="__RefHeading__122_422650778"/>NameID<text:bookmark-end text:name="__RefHeading__122_422650778"/></text:h>
      <text:p text:style-name="P7"/>
      <text:p text:style-name="P1">Le Id<text:span text:style-name="T14">P</text:span> définit un utilisateur par son "NameIdentifier" (<text:span text:style-name="T4">NameID</text:span>) qui peut <text:span text:style-name="T16">avoir n'importe quelle valeur</text:span> (un nom, un prénom, le CN d'un X509…).</text:p>
      <text:p text:style-name="P1"/>
      <text:p text:style-name="P7">Un NameID est un attribut. Il<text:span text:style-name="T1"> a toujours les propriétés suivantes:</text:span></text:p>
      <text:list xml:id="list4053247431929052254" text:style-name="L6">
        <text:list-item>
          <text:p text:style-name="P78">"scope" : le IdP par lequel il a été généré (et pour lequel il a un sens)</text:p>
        </text:list-item>
        <text:list-item>
          <text:p text:style-name="P78">"reversibility" qui permet au IdP de retrouver l'utilisateur à partir de son NameID</text:p>
        </text:list-item>
      </text:list>
      <text:p text:style-name="P1"/>
      <text:p text:style-name="P1"><text:span text:style-name="T16">Il</text:span> peut aussi avoir les propriétés suivantes:</text:p>
      <text:list xml:id="list4900270095983510248" text:style-name="L7">
        <text:list-item>
          <text:p text:style-name="P79"><text:soft-page-break/><text:s text:c="2"/>- longivity : <text:span text:style-name="T9">transient</text:span> (brief period of time); <text:span text:style-name="T9">persistant</text:span> (may be revoked); <text:span text:style-name="T9">permanent</text:span>.</text:p>
        </text:list-item>
        <text:list-item>
          <text:p text:style-name="P79"><text:s text:c="2"/>- transparency: <text:span text:style-name="T9">opaque</text:span> (impossible d’identifier l’utilisateur; ex: UUID); <text:span text:style-name="T9">transparent</text:span> (facile pour quiconque de retrouver l’utilisateur; ex: email adresse).</text:p>
        </text:list-item>
        <text:list-item>
          <text:p text:style-name="P79"><text:s text:c="2"/>- targeted: est ce que ce NameID n’est utilisable que pour quelque chose de particulier</text:p>
        </text:list-item>
        <text:list-item>
          <text:p text:style-name="P79"><text:s text:c="2"/>- revocable</text:p>
        </text:list-item>
        <text:list-item>
          <text:p text:style-name="P79">- reassignable: est ce que ce NameID peut être reutilisé après révocation.</text:p>
        </text:list-item>
      </text:list>
      <text:p text:style-name="P1"/>
      <text:h text:style-name="Heading_20_1" text:outline-level="1"><text:bookmark-start text:name="__RefHeading__124_422650778"/>Authenticati<text:span text:style-name="T15">on</text:span><text:bookmark-end text:name="__RefHeading__124_422650778"/></text:h>
      <text:p text:style-name="P17">Le IdP est responsable de l'authentification de l'utilisateur.</text:p>
      <text:p text:style-name="P17"/>
      <text:h text:style-name="Heading_20_1" text:outline-level="1"><text:bookmark-start text:name="__RefHeading__126_422650778"/>Session<text:bookmark-end text:name="__RefHeading__126_422650778"/></text:h>
      <text:p text:style-name="P6">Le IdP ouvre une session pour chaque utilisateur authentifié.</text:p>
      <text:p text:style-name="P6"/>
      <text:h text:style-name="P69" text:outline-level="1">Apache server</text:h>
      <text:p text:style-name="P74">Il faut configurer le server Apache afin de permettre les accès sécurisés et donner une identité au server.</text:p>
      <text:h text:style-name="Heading_20_2" text:outline-level="2">Créer une identité</text:h>
      <text:p text:style-name="P74">Cf XWHEP-9.x/sr/scripts/openssl</text:p>
      <text:p text:style-name="P75">Cf aussi :</text:p>
      <text:p text:style-name="P75"><text:a xlink:type="simple" xlink:href="https://www.sslshopper.com/article-how-to-create-and-install-an-apache-self-signed-certificate.html">https://www.sslshopper.com/article-how-to-create-and-install-an-apache-self-signed-certificate.html</text:a></text:p>
      <text:p text:style-name="P75"/>
      <text:h text:style-name="Heading_20_2" text:outline-level="2">Créer un <text:span text:style-name="T49">server </text:span>virtuel</text:h>
      <text:p text:style-name="P74">Avec les clés créées dans le paragraphe précédent.</text:p>
      <text:p text:style-name="P74">Insérer dans le fichier /private/etc/apache2/extra/httpd-ssl.conf :</text:p>
      <text:p text:style-name="code">&lt;VirtualHost 192.168.0.1:<text:span text:style-name="Strong_20_Emphasis">443</text:span>&gt;<text:line-break/>DocumentRoot /var/www/website<text:line-break/>ServerName www.domain.com<text:span text:style-name="Strong_20_Emphasis"><text:line-break/>SSLEngine on<text:line-break/>SSLCertificateFile /etc/ssl/crt/primary.crt<text:line-break/>SSLCertificateKeyFile /etc/ssl/crt/private.key<text:line-break/>SSLCertificateChainFile /etc/ssl/crt/intermediate.crt</text:span><text:line-break/>&lt;/VirtualHost&gt; </text:p>
      <text:p text:style-name="code"/>
      <text:p text:style-name="P6"/>
      <text:h text:style-name="P68" text:outline-level="1"><text:bookmark-start text:name="__RefHeading__129_422650778"/>Identity Provider<text:bookmark-end text:name="__RefHeading__129_422650778"/></text:h>
      <text:p text:style-name="P19"><text:span text:style-name="T46">Le IdP doit être installé dans </text:span><text:span text:style-name="T8">Jetty</text:span><text:span text:style-name="T46">. Lors du démarrage de </text:span><text:span text:style-name="T8">Jetty</text:span><text:span text:style-name="T46">, il faut ajouter certaines librairies de l'installation de Shibboleth.</text:span></text:p>
      <text:p text:style-name="P19"><text:a xlink:type="simple" xlink:href="https://wiki.shibboleth.net/confluence/display/SHIB2/Installation">https://wiki.shibboleth.net/confluence/display/SHIB2/Installation</text:a></text:p>
      <text:p text:style-name="P18"><text:soft-page-break/><text:a xlink:type="simple" xlink:href="https://wiki.shibboleth.net/confluence/display/SHIB2/IdPInstall">https://wiki.shibboleth.net/confluence/display/SHIB2/IdPInstall</text:a></text:p>
      <text:p text:style-name="P18"/>
      <text:h text:style-name="Heading_20_2" text:outline-level="2"><text:bookmark-start text:name="__RefHeading__131_422650778"/>Installer Jetty<text:bookmark-end text:name="__RefHeading__131_422650778"/></text:h>
      <text:p text:style-name="P20"><text:a xlink:type="simple" xlink:href="http://www.eclipse.org/jetty/documentation/current/quickstart-running-jetty.html">http://www.eclipse.org/jetty/documentation/current/quickstart-running-jetty.html</text:a></text:p>
      <text:p text:style-name="P21">J'ai installé <text:span text:style-name="T7">Jetty</text:span> dans :</text:p>
      <text:p text:style-name="P45">/Users/mboleg/dev/Java/jetty-distribution-9.2.1.v20140609</text:p>
      <text:p text:style-name="P28"/>
      <text:h text:style-name="Heading_20_3" text:outline-level="3"><text:bookmark-start text:name="__RefHeading__5294_1296818853"/>Configurer Jetty <text:span text:style-name="T42">pour le IdP</text:span><text:bookmark-end text:name="__RefHeading__5294_1296818853"/></text:h>
      <text:p text:style-name="P28"><text:a xlink:type="simple" xlink:href="https://wiki.shibboleth.net/confluence/display/SHIB2/IdPJetty7Prepare">https://wiki.shibboleth.net/confluence/display/SHIB2/IdPJetty7Prepare</text:a></text:p>
      <text:p text:style-name="P31"><text:span text:style-name="T43">Toutefois, cette page d</text:span><text:span text:style-name="Emphasis"><text:span text:style-name="T45">écrit les configurations avec Jetty &lt; 9</text:span></text:span></text:p>
      <text:p text:style-name="P30">J<text:span text:style-name="T48">'ai donc téléchargé </text:span><text:a xlink:type="simple" xlink:href="https://build.shibboleth.net/nexus/content/repositories/releases/net/shibboleth/utilities/jetty9/jetty9-dta-ssl/1.0.0/jetty9-dta-ssl-1.0.0-javadoc.jar"><text:span text:style-name="T48">https://build.shibboleth.net/nexus/content/repositories/releases/net/shibboleth/utilities/jetty9/jetty9-dta-ssl/1.0.0/jetty9-dta-ssl-1.0.0-javadoc.jar</text:span></text:a></text:p>
      <text:p text:style-name="P30"/>
      <text:p text:style-name="P29">Pour configurer SSL dans Jetty 9, il faut appliquer les explications de la page :</text:p>
      <text:p text:style-name="P29"><text:tab/><text:a xlink:type="simple" xlink:href="http://www.eclipse.org/jetty/documentation/current/configuring-ssl.html">http://www.eclipse.org/jetty/documentation/current/configuring-ssl.html</text:a></text:p>
      <text:p text:style-name="P32"><text:span text:style-name="T43">Le fichier </text:span><text:span text:style-name="Emphasis">shib-delegatessl.xml</text:span> <text:span text:style-name="T47">résultant :</text:span></text:p>
      <text:p text:style-name="P56">&lt;?xml version="1.0" <text:s/>encoding="ISO-8859-1"?&gt;</text:p>
      <text:p text:style-name="P52"><text:span text:style-name="T17">&lt;!DOCTYPE Configure PUBLIC "-//Jetty//Configure//EN" "http://www.eclipse.org/jetty/configure_9_0.dtd"&gt;</text:span></text:p>
      <text:p text:style-name="P52"/>
      <text:p text:style-name="P57">&lt;Configure id="Server" class="org.eclipse.jetty.server.Server"&gt;</text:p>
      <text:p text:style-name="P57"><text:s text:c="2"/>&lt;Call id="sslConnector" name="addConnector"&gt;</text:p>
      <text:p text:style-name="P57"><text:s text:c="4"/>&lt;Arg&gt;</text:p>
      <text:p text:style-name="P57"><text:s text:c="6"/>&lt;New class="org.eclipse.jetty.server.ServerConnector"&gt;</text:p>
      <text:p text:style-name="P57"><text:s text:c="8"/>&lt;Arg name="server"&gt;&lt;Ref refid="Server" /&gt;&lt;/Arg&gt;</text:p>
      <text:p text:style-name="P57"><text:s text:c="8"/>&lt;Arg name="factories"&gt;</text:p>
      <text:p text:style-name="P57"><text:s text:c="10"/>&lt;Array type="org.eclipse.jetty.server.ConnectionFactory"&gt;</text:p>
      <text:p text:style-name="P57"><text:s text:c="12"/>&lt;Item&gt;</text:p>
      <text:p text:style-name="P57"><text:s text:c="14"/>&lt;New class="org.eclipse.jetty.server.SslConnectionFactory"&gt;</text:p>
      <text:p text:style-name="P57"><text:s text:c="16"/>&lt;Arg name="factory"&gt;</text:p>
      <text:p text:style-name="P57"><text:s text:c="18"/>&lt;New class="net.shibboleth.utilities.jetty9.DelegateToApplicationSslContextFactory"&gt;</text:p>
      <text:p text:style-name="P57"><text:s text:c="20"/>&lt;Set name="keyStorePath"&gt;/Users/mboleg/dev/Java/shibboleth/shibboleth-identityprovider-2.4.0/install/credentials/idp.jks&lt;/Set&gt;</text:p>
      <text:p text:style-name="P57"><text:s text:c="20"/>&lt;Set name="keyStorePassword"&gt;hollidays98&lt;/Set&gt;</text:p>
      <text:p text:style-name="P57"><text:s text:c="18"/>&lt;/New&gt;</text:p>
      <text:p text:style-name="P57"><text:s text:c="16"/>&lt;/Arg&gt;</text:p>
      <text:p text:style-name="P57"><text:s text:c="16"/>&lt;Arg name="nextProtocol"&gt;&lt;/Arg&gt;</text:p>
      <text:p text:style-name="P57"><text:s text:c="14"/>&lt;/New&gt;</text:p>
      <text:p text:style-name="P57"><text:s text:c="12"/>&lt;/Item&gt;</text:p>
      <text:p text:style-name="P57"><text:s text:c="12"/>&lt;Item&gt;</text:p>
      <text:p text:style-name="P57"><text:s text:c="14"/>&lt;New class="org.eclipse.jetty.server.SslConnectionFactory"&gt;</text:p>
      <text:p text:style-name="P57"><text:s text:c="16"/>&lt;Arg name="next"&gt;http/1.1&lt;/Arg&gt;</text:p>
      <text:p text:style-name="P57"><text:s text:c="16"/>&lt;Arg name="sslContextFactory"&gt;&lt;Ref refid="sslContextFactory"/&gt;&lt;/Arg&gt;</text:p>
      <text:p text:style-name="P57"><text:s text:c="14"/>&lt;/New&gt;</text:p>
      <text:p text:style-name="P57"><text:s text:c="12"/>&lt;/Item&gt;</text:p>
      <text:p text:style-name="P57"><text:s text:c="12"/>&lt;Item&gt;</text:p>
      <text:p text:style-name="P57"><text:s text:c="14"/>&lt;New class="org.eclipse.jetty.server.HttpConnectionFactory"&gt;</text:p>
      <text:p text:style-name="P57"><text:s text:c="16"/>&lt;Arg name="config"&gt;&lt;Ref refid="tlsHttpConfig"/&gt;&lt;/Arg&gt;</text:p>
      <text:p text:style-name="P57"><text:s text:c="14"/>&lt;/New&gt;</text:p>
      <text:p text:style-name="P57"><text:s text:c="12"/>&lt;/Item&gt;</text:p>
      <text:p text:style-name="P57"><text:s text:c="10"/>&lt;/Array&gt;</text:p>
      <text:p text:style-name="P57"><text:soft-page-break/><text:s text:c="8"/>&lt;/Arg&gt;</text:p>
      <text:p text:style-name="P57"><text:s text:c="8"/>&lt;Set name="port"&gt;8443&lt;/Set&gt;</text:p>
      <text:p text:style-name="P57"><text:s text:c="8"/>&lt;Set name="idleTimeout"&gt;30000&lt;/Set&gt;</text:p>
      <text:p text:style-name="P57"><text:s text:c="6"/>&lt;/New&gt;</text:p>
      <text:p text:style-name="P57"><text:s text:c="4"/>&lt;/Arg&gt;</text:p>
      <text:p text:style-name="P57"><text:s text:c="2"/>&lt;/Call&gt;</text:p>
      <text:p text:style-name="P57">&lt;/Configure&gt;</text:p>
      <text:p text:style-name="P33"/>
      <text:p text:style-name="P23"/>
      <text:h text:style-name="Heading_20_2" text:outline-level="2"><text:bookmark-start text:name="__RefHeading__5296_1296818853"/>Installer le IdP<text:bookmark-end text:name="__RefHeading__5296_1296818853"/></text:h>
      <text:p text:style-name="P37">Il faut lancer la commande</text:p>
      <text:p text:style-name="code">$&gt; $IDP_HOME/install.sh</text:p>
      <text:p text:style-name="P37"/>
      <text:p text:style-name="P38">Il faut copier les fichiers <text:span text:style-name="T10">$IDP_INSTALL/lib/endorsed/* </text:span>dans<text:span text:style-name="T9"> </text:span><text:span text:style-name="T10">$JETTY_HOME/lib/endorsed/</text:span>.</text:p>
      <text:p text:style-name="P37"/>
      <text:h text:style-name="P63" text:outline-level="2"><text:bookmark-start text:name="__RefHeading__5298_1296818853"/>Lancer le IdP<text:bookmark-end text:name="__RefHeading__5298_1296818853"/></text:h>
      <text:p text:style-name="P22"/>
      <text:p text:style-name="P46"><text:span text:style-name="T19">$</text:span><text:span text:style-name="T20">&gt; cd $JETTY_HOME</text:span></text:p>
      <text:p text:style-name="P46"><text:span text:style-name="T19">$</text:span><text:span text:style-name="T20">&gt; </text:span><text:span text:style-name="T19">java -jar start.jar</text:span></text:p>
      <text:p text:style-name="P34"/>
      <text:p text:style-name="P34"/>
      <text:h text:style-name="P64" text:outline-level="2"><text:bookmark-start text:name="__RefHeading__405_1296818853"/>Accéder à l'IdP<text:bookmark-end text:name="__RefHeading__405_1296818853"/></text:h>
      <text:p text:style-name="P35">Accéder à la page :</text:p>
      <text:p text:style-name="P35"><text:a xlink:type="simple" xlink:href="https://pc-89155.lal.in2p3.fr:8443/idp/profile/Status">https://pc-89155.lal.in2p3.fr:8443/idp/profile/Status</text:a></text:p>
      <text:p text:style-name="P35"><text:span text:style-name="T27">Si tout s'est bien passé, c</text:span>ette page <text:span text:style-name="T27">doit </text:span>affiche<text:span text:style-name="T27">r</text:span> : « Ok »</text:p>
      <text:p text:style-name="P35"/>
      <text:p text:style-name="P35"/>
      <text:h text:style-name="P63" text:outline-level="2"><text:bookmark-start text:name="__RefHeading__407_1296818853"/>Configurer l<text:span text:style-name="T28">'authentification</text:span><text:bookmark-end text:name="__RefHeading__407_1296818853"/></text:h>
      <text:p text:style-name="P36"><text:span text:style-name="T28">Le IdP supporte plusieurs méthodes d'authentification. Les SP peuvent spécifier la méthode souhaitée dans chacune de leurs requêtes. Les méthodes sont décrites dans des élements </text:span><text:span text:style-name="Source_20_Text"><text:span text:style-name="T12">AuthnContextClassRef</text:span></text:span><text:span text:style-name="Source_20_Text"><text:span text:style-name="T30"> ou </text:span></text:span><text:span text:style-name="Source_20_Text"><text:span text:style-name="T11">AuthnContextDeclRef</text:span></text:span><text:span text:style-name="Source_20_Text"><text:span text:style-name="T30">. </text:span></text:span><text:span text:style-name="Source_20_Text"><text:span text:style-name="T31">Si le SP spécifie plusieurs méthodes d'authentification</text:span></text:span></text:p>
      <text:p text:style-name="P22"><text:span text:style-name="Source_20_Text"><text:span text:style-name="T29">Si le IdP ne prend pas en charge la méthode demandée par le SP, alors il cherche un tiers de confiance (</text:span></text:span><text:span text:style-name="Source_20_Text"><text:span text:style-name="T37">relying party</text:span></text:span><text:span text:style-name="Source_20_Text"><text:span text:style-name="T29">) qui propose cette méthode d'authentification.</text:span></text:span></text:p>
      <text:p text:style-name="P22"><text:span text:style-name="Source_20_Text"><text:span text:style-name="T29">Quand une session est ouvert pour un utilisateur, la même méthode est utilisée pour toute la session.</text:span></text:span></text:p>
      <text:p text:style-name="P22"/>
      <text:p text:style-name="P43">La configuratio de l'authentification est dans le fichier :</text:p>
      <text:p text:style-name="code"><text:soft-page-break/>$IDP_INSTALL/conf/handler.xml</text:p>
      <text:p text:style-name="P44"/>
      <text:p text:style-name="P22"/>
      <text:h text:style-name="Heading_20_1" text:outline-level="1"><text:bookmark-start text:name="__RefHeading__12185_1296818853"/><text:span text:style-name="Source_20_Text"><text:span text:style-name="T32">Service Provider</text:span></text:span><text:bookmark-end text:name="__RefHeading__12185_1296818853"/></text:h>
      <text:p text:style-name="P25"><text:span text:style-name="Source_20_Text"><text:span text:style-name="T32">Pour installer le SP sous Mac OS X, il faut </text:span></text:span><text:span text:style-name="Source_20_Text"><text:span text:style-name="T34">utiliser MacPorts</text:span></text:span><text:span text:style-name="Source_20_Text"><text:span text:style-name="T32"> :</text:span></text:span></text:p>
      <text:p text:style-name="P47"><text:a xlink:type="simple" xlink:href="https://www.macports.org/"><text:span text:style-name="Source_20_Text"><text:span text:style-name="T34">https://www.macports.org/</text:span></text:span></text:a></text:p>
      <text:p text:style-name="Text_20_body"><text:span text:style-name="Source_20_Text"><text:span text:style-name="T33"/></text:span></text:p>
      <text:h text:style-name="Heading_20_2" text:outline-level="2"><text:bookmark-start text:name="__RefHeading__12187_1296818853"/><text:span text:style-name="Source_20_Text"><text:span text:style-name="T35">Installation</text:span></text:span><text:bookmark-end text:name="__RefHeading__12187_1296818853"/></text:h>
      <text:p text:style-name="P48"><text:span text:style-name="T21">$&gt; </text:span><text:span text:style-name="T22">sudo -s</text:span></text:p>
      <text:p text:style-name="P59">port install curl +ssl</text:p>
      <text:p text:style-name="P59">port install shibboleth</text:p>
      <text:p text:style-name="P24"/>
      <text:h text:style-name="Heading_20_2" text:outline-level="2"><text:bookmark-start text:name="__RefHeading__12189_1296818853"/><text:span text:style-name="Source_20_Text"><text:span text:style-name="T35">Configuration</text:span></text:span><text:bookmark-end text:name="__RefHeading__12189_1296818853"/></text:h>
      <text:p text:style-name="P39"><text:span text:style-name="Source_20_Text"><text:span text:style-name="T35">Copier</text:span></text:span></text:p>
      <text:p text:style-name="code"><text:span text:style-name="T19"><text:s/></text:span><text:span text:style-name="T23">/</text:span><text:span text:style-name="T24">opt/local/</text:span><text:span text:style-name="T23">etc/shibboleth/apache2.config</text:span></text:p>
      <text:p text:style-name="P26"><text:span text:style-name="Source_20_Text"><text:span text:style-name="T35">Dans</text:span></text:span></text:p>
      <text:p text:style-name="P59">/private/etc/apache2/other/shib.conf</text:p>
      <text:p text:style-name="P26"/>
      <text:p text:style-name="P26"><text:span text:style-name="Source_20_Text"><text:span text:style-name="T35">Dans ce fichier, remplacer</text:span></text:span></text:p>
      <text:p text:style-name="P58">LoadModule mod_shib /opt/local/lib/shibboleth/mod_shib_20.so</text:p>
      <text:p text:style-name="P26"/>
      <text:p text:style-name="P26"><text:span text:style-name="Source_20_Text"><text:span text:style-name="T35">par</text:span></text:span></text:p>
      <text:p text:style-name="P49"><text:span text:style-name="Source_20_Text"><text:span text:style-name="T25">LoadModule mod_shib /opt/local/lib/shibboleth/mod_shib_22.so</text:span></text:span></text:p>
      <text:p text:style-name="P27"/>
      <text:h text:style-name="Heading_20_3" text:outline-level="3"><text:bookmark-start text:name="__RefHeading__12208_1296818853"/>Configuration de l'IdP<text:bookmark-end text:name="__RefHeading__12208_1296818853"/></text:h>
      <text:p text:style-name="P41">Le SP a besoin de connaître le IdP ; il faut donc insérer ce dernier dans les metadata du SP.</text:p>
      <text:p text:style-name="P41">Editer</text:p>
      <text:p text:style-name="code">/opt/local/etc/shibboleth/shibboleth2.xml</text:p>
      <text:p text:style-name="P41"/>
      <text:list xml:id="list2589646301152612091" text:style-name="L8">
        <text:list-item>
          <text:p text:style-name="P70">Ajouter la ligne</text:p>
        </text:list-item>
      </text:list>
      <text:p text:style-name="P59">&lt;MetadataProvider type="XML" file="/Users/mboleg/dev/Java/shibboleth/shibboleth-identityprovider-2.4.0/install/metadata/idp-metadata.xml" /&gt;</text:p>
      <text:list xml:id="list174515485159617" text:continue-numbering="true" text:style-name="L8">
        <text:list-header>
          <text:p text:style-name="P71"/>
        </text:list-header>
        <text:list-item>
          <text:p text:style-name="P71">Ajouter le IdP <text:span text:style-name="T7">entityID</text:span><text:span text:style-name="T44"> dans le SSO</text:span></text:p>
        </text:list-item>
      </text:list>
      <text:p text:style-name="P58">&lt;SSO entityID="https://pc-89155.lal.in2p3.fr/idp/shibboleth"</text:p>
      <text:p text:style-name="P60"><text:s text:c="2"/>discoveryProtocol="SAMLDS"</text:p>
      <text:p text:style-name="P50"><text:span text:style-name="T18"><text:s text:c="2"/>discoveryURL="</text:span><text:a xlink:type="simple" xlink:href="https://ds.example.org/DS/WAYF">https://ds.example.org/DS/WAYF</text:a><text:span text:style-name="T18">"&gt;</text:span></text:p>
      <text:p text:style-name="P50"><text:span text:style-name="T26"><text:s text:c="10"/>S</text:span><text:span text:style-name="T18">AML2 SAML1</text:span></text:p>
      <text:p text:style-name="P58">&lt;/SSO&gt;</text:p>
      <text:p text:style-name="P72"><text:soft-page-break/></text:p>
      <text:p text:style-name="P42"/>
      <text:p text:style-name="Text_20_body"/>
      <text:h text:style-name="P65" text:outline-level="2"><text:bookmark-start text:name="__RefHeading__12191_1296818853"/><text:span text:style-name="Source_20_Text"><text:span text:style-name="T40">Exécution</text:span></text:span><text:bookmark-end text:name="__RefHeading__12191_1296818853"/></text:h>
      <text:p text:style-name="P27"><text:span text:style-name="Source_20_Text"><text:span text:style-name="T36">Redémarrer Apache :</text:span></text:span></text:p>
      <text:p text:style-name="code"><text:span text:style-name="Source_20_Text"><text:span text:style-name="T36">$&gt; apachectl restart</text:span></text:span></text:p>
      <text:p text:style-name="P27"/>
      <text:p text:style-name="P27"><text:span text:style-name="Source_20_Text"><text:span text:style-name="T36">Lancer le Service Provider</text:span></text:span></text:p>
      <text:p text:style-name="code"><text:span text:style-name="Source_20_Text"><text:span text:style-name="T36">$&gt; launchctl load -F /Library/LaunchDaemons/org.macports.shibd.plist</text:span></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1" svg:font-family="Courie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06ebc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paragraph-properties fo:margin-left="1.499cm" fo:margin-right="2cm" fo:text-indent="0cm" style:auto-text-indent="false"/>
      <style:text-properties style:font-name="Courier" fo:font-family="Courier" style:font-family-generic="modern"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top="0.3cm" fo:margin-bottom="0cm" style:contextual-spacing="false" fo:line-height="100%" style:page-number="auto">
        <style:tab-stops>
          <style:tab-stop style:position="17cm" style:type="right" style:leader-style="dotted" style:leader-text="."/>
        </style:tab-stops>
        <style:drop-cap/>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801cm" fo:margin-right="0cm" fo:text-indent="0cm" style:auto-text-indent="fals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Lodygensky</meta:initial-creator>
    <meta:creation-date>2014-07-17T14:42:06.357984000</meta:creation-date>
    <dc:date>2014-07-24T17:45:13.193692000</dc:date>
    <dc:creator>Oleg Lodygensky</dc:creator>
    <meta:editing-duration>P3DT19H24M8S</meta:editing-duration>
    <meta:editing-cycles>41</meta:editing-cycles>
    <meta:generator>LibreOffice/4.2.5.2$MacOSX_x86 LibreOffice_project/61cb170a04bb1f12e77c884eab9192be736ec5f5</meta:generator>
    <meta:document-statistic meta:table-count="1" meta:image-count="0" meta:object-count="0" meta:page-count="8" meta:paragraph-count="226" meta:word-count="1232" meta:character-count="10610" meta:non-whitespace-character-count="9204"/>
  </office:meta>
</office:document-meta>
</file>